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128" svg:font-family="'Code 128'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P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7pt" officeooo:paragraph-rsid="001edf53" style:font-size-asian="7pt" style:font-size-complex="7pt"/>
    </style:style>
    <style:style style:name="P4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officeooo:paragraph-rsid="001edf53"/>
    </style:style>
    <style:style style:name="P5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style:font-name="Code 128" fo:font-size="20pt" fo:font-style="normal" officeooo:paragraph-rsid="001edf53" style:font-size-asian="20pt" style:font-style-asian="normal" style:font-size-complex="20pt" style:font-style-complex="normal"/>
    </style:style>
    <style:style style:name="T1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duct name" text:name="py3o.label.name"/>
        <text:user-field-decl office:value-type="string" office:string-value="Product description" text:name="py3o.label.description"/>
        <text:user-field-decl office:value-type="string" office:string-value="Product price" text:name="py3o.label.price"/>
        <text:user-field-decl office:value-type="string" office:string-value="A" text:name="py3o.label.aisle"/>
        <text:user-field-decl office:value-type="string" office:string-value="R" text:name="py3o.label.rack"/>
        <text:user-field-decl office:value-type="string" office:string-value="Ct" text:name="py3o.label.cart"/>
        <text:user-field-decl office:value-type="string" office:string-value="S" text:name="py3o.label.shelf"/>
        <text:user-field-decl office:value-type="string" office:string-value="Cb" text:name="py3o.label.cabinet"/>
        <text:user-field-decl office:value-type="string" office:string-value="D" text:name="py3o.label.drawer"/>
        <text:user-field-decl office:value-type="string" office:string-value="B" text:name="py3o.label.bin"/>
        <text:user-field-decl office:value-type="string" office:string-value="Barcode" text:name="py3o.label.barcode"/>
        <text:user-field-decl office:value-type="string" office:string-value="Code128" text:name="py3o.label.code128"/>
      </text:user-field-decls>
      <text:p text:style-name="P5"><text:user-field-get text:name="py3o.label.code128">Code128</text:user-field-get></text:p>
      <text:p text:style-name="P3"><text:user-field-get text:name="py3o.label.barcode">Barcode</text:user-field-get></text:p>
      <text:p text:style-name="P3"/>
      <text:p text:style-name="P4"><text:span text:style-name="T1"><text:user-field-get text:name="py3o.label.name">Product name</text:user-field-get></text:span></text:p>
      <text:p text:style-name="P1"><text:user-field-get text:name="py3o.label.price">Product price</text:user-field-get></text:p>
      <text:p text:style-name="P2"><text:user-field-get text:name="py3o.label.aisle">A</text:user-field-get>-<text:user-field-get text:name="py3o.label.shelf">S</text:user-field-get>-<text:user-field-get text:name="py3o.label.bin">B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128" svg:font-family="'Code 128'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402in" fo:page-height="1.1402in" style:num-format="1" style:print-orientation="portrait" fo:margin-top="0in" fo:margin-bottom="0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Florent Aide</meta:initial-creator>
    <meta:creation-date>2010-09-07T17:55:48</meta:creation-date>
    <dc:date>2018-10-09T16:43:05.235212326</dc:date>
    <dc:language>en-GB</dc:language>
    <meta:editing-cycles>37</meta:editing-cycles>
    <meta:editing-duration>PT3H54M1S</meta:editing-duration>
    <meta:document-statistic meta:table-count="0" meta:image-count="0" meta:object-count="0" meta:page-count="1" meta:paragraph-count="5" meta:word-count="7" meta:character-count="44" meta:non-whitespace-character-count="42"/>
    <meta:user-defined meta:name="Info 1"/>
    <meta:user-defined meta:name="Info 2"/>
    <meta:user-defined meta:name="Info 3"/>
    <meta:user-defined meta:name="Info 4"/>
  </office:meta>
</office:document-meta>
</file>